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A00000013AD89A6E2FC1FC06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weight="bold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524cm" svg:height="1.016cm" svg:x="4.429cm" svg:y="23.86cm">
          <draw:text-box>
            <text:p text:style-name="P1">&amp;&amp;</text:p>
          </draw:text-box>
        </draw:frame>
        <draw:frame draw:style-name="gr1" draw:text-style-name="P2" draw:layer="layout" svg:width="1.524cm" svg:height="1.016cm" svg:x="9.001cm" svg:y="23.606cm">
          <draw:text-box>
            <text:p text:style-name="P1">| |</text:p>
          </draw:text-box>
        </draw:frame>
        <draw:frame draw:style-name="gr1" draw:text-style-name="P2" draw:layer="layout" svg:width="2.54cm" svg:height="1.016cm" svg:x="4.937cm" svg:y="20.939cm">
          <draw:text-box>
            <text:p text:style-name="P1">Before</text:p>
          </draw:text-box>
        </draw:frame>
        <draw:frame draw:style-name="gr1" draw:text-style-name="P2" draw:layer="layout" svg:width="1.651cm" svg:height="1.016cm" svg:x="8.62cm" svg:y="20.939cm">
          <draw:text-box>
            <text:p text:style-name="P1">Not</text:p>
          </draw:text-box>
        </draw:frame>
        <draw:frame draw:style-name="gr2" draw:text-style-name="P3" draw:layer="layout" svg:width="2.38cm" svg:height="0.502cm" svg:x="5.826cm" svg:y="9.007cm">
          <draw:image xlink:href="Pictures/100002010000005A00000013AD89A6E2FC1FC068.png" xlink:type="simple" xlink:show="embed" xlink:actuate="onLoad">
            <text:p/>
          </draw:image>
        </draw:frame>
        <draw:frame draw:style-name="gr1" draw:text-style-name="P2" draw:layer="layout" svg:width="1.524cm" svg:height="1.016cm" svg:x="6.207cm" svg:y="7.858cm">
          <draw:text-box>
            <text:p text:style-name="P1">&amp;&amp;</text:p>
          </draw:text-box>
        </draw:frame>
        <draw:frame draw:style-name="gr2" draw:text-style-name="P3" draw:layer="layout" svg:width="2.38cm" svg:height="0.502cm" svg:x="10.304cm" svg:y="9.007cm">
          <draw:image xlink:href="Pictures/100002010000005A00000013AD89A6E2FC1FC068.png" xlink:type="simple" xlink:show="embed" xlink:actuate="onLoad">
            <text:p/>
          </draw:image>
        </draw:frame>
        <draw:frame draw:style-name="gr1" draw:text-style-name="P2" draw:layer="layout" svg:width="1.524cm" svg:height="1.016cm" svg:x="11.033cm" svg:y="7.985cm">
          <draw:text-box>
            <text:p text:style-name="P1">| |</text:p>
          </draw:text-box>
        </draw:frame>
        <draw:frame draw:style-name="gr2" draw:text-style-name="P3" draw:layer="layout" svg:width="2.38cm" svg:height="0.502cm" svg:x="13.733cm" svg:y="8.88cm">
          <draw:image xlink:href="Pictures/100002010000005A00000013AD89A6E2FC1FC068.png" xlink:type="simple" xlink:show="embed" xlink:actuate="onLoad">
            <text:p/>
          </draw:image>
        </draw:frame>
        <draw:frame draw:style-name="gr1" draw:text-style-name="P2" draw:layer="layout" svg:width="1.524cm" svg:height="1.016cm" svg:x="13.954cm" svg:y="7.858cm">
          <draw:text-box>
            <text:p text:style-name="P1">O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3:29:41.734500565</meta:creation-date>
    <meta:generator>LibreOffice/5.0.2.2$Linux_X86_64 LibreOffice_project/00m0$Build-2</meta:generator>
    <dc:date>2015-11-07T14:19:39.503558687</dc:date>
    <meta:editing-duration>PT36S</meta:editing-duration>
    <meta:editing-cycles>2</meta:editing-cycles>
    <meta:document-statistic meta:object-count="10"/>
  </office:meta>
</office:document-meta>
</file>